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owiredComponent.setEnvironment( 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Component.get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Component.getCou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Component.setCounter( Integer cou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